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2.3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2.9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1.8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2.5cm"/>
    </style:style>
    <style:style style:name="gr7" style:family="graphic" style:parent-style-name="standard">
      <style:graphic-properties draw:textarea-horizontal-align="justify" draw:textarea-vertical-align="middle" draw:auto-grow-height="false" fo:min-height="0.65cm" fo:min-width="1.8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1.7cm"/>
    </style:style>
    <style:style style:name="gr10" style:family="graphic" style:parent-style-name="standard">
      <style:graphic-properties draw:textarea-horizontal-align="justify" draw:textarea-vertical-align="middle" draw:auto-grow-height="false" fo:min-height="0.65cm" fo:min-width="1.3cm"/>
    </style:style>
    <style:style style:name="gr11" style:family="graphic" style:parent-style-name="standard">
      <style:graphic-properties draw:textarea-horizontal-align="justify" draw:textarea-vertical-align="middle" draw:auto-grow-height="false" fo:min-height="0.65cm" fo:min-width="1.9cm"/>
    </style:style>
    <style:style style:name="gr12" style:family="graphic" style:parent-style-name="standard">
      <style:graphic-properties draw:textarea-horizontal-align="justify" draw:textarea-vertical-align="middle" draw:auto-grow-height="false" fo:min-height="0.85cm" fo:min-width="4.6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14" style:family="graphic" style:parent-style-name="standard">
      <style:graphic-properties draw:textarea-horizontal-align="justify" draw:textarea-vertical-align="middle" draw:auto-grow-height="false" fo:min-height="0.65cm" fo:min-width="1.5cm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7cm"/>
    </style:style>
    <style:style style:name="gr17" style:family="graphic" style:parent-style-name="standard">
      <style:graphic-properties draw:textarea-horizontal-align="justify" draw:textarea-vertical-align="middle" draw:auto-grow-height="false" fo:min-height="0.65cm" fo:min-width="2.4cm"/>
    </style:style>
    <style:style style:name="gr18" style:family="graphic" style:parent-style-name="standard">
      <style:graphic-properties draw:textarea-horizontal-align="justify" draw:textarea-vertical-align="middle" draw:auto-grow-height="false" fo:min-height="0.45cm" fo:min-width="2.1cm"/>
    </style:style>
    <style:style style:name="gr19" style:family="graphic" style:parent-style-name="standard">
      <style:graphic-properties draw:textarea-horizontal-align="justify" draw:textarea-vertical-align="middle" draw:auto-grow-height="false" fo:min-height="0.45cm" fo:min-width="2cm"/>
    </style:style>
    <style:style style:name="gr20" style:family="graphic" style:parent-style-name="standard">
      <style:graphic-properties draw:textarea-horizontal-align="justify" draw:textarea-vertical-align="middle" draw:auto-grow-height="false" fo:min-height="0.55cm" fo:min-width="1.8cm"/>
    </style:style>
    <style:style style:name="gr21" style:family="graphic" style:parent-style-name="standard">
      <style:graphic-properties draw:textarea-horizontal-align="justify" draw:textarea-vertical-align="middle" draw:auto-grow-height="false" fo:min-height="0.55cm" fo:min-width="2.2cm"/>
    </style:style>
    <style:style style:name="gr22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8cm" svg:height="0.9cm" svg:x="8.6cm" svg:y="1.5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0.7cm" svg:x="0.8cm" svg:y="3.5cm">
          <text:p text:style-name="P1">pelicula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cm" svg:height="1.2cm" svg:x="3.4cm" svg:y="5.2cm">
          <text:p text:style-name="P1">categoria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0.8cm" svg:x="4.7cm" svg:y="6.9cm">
          <text:p text:style-name="P1">carteler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1cm" svg:x="4.8cm" svg:y="8.3cm">
          <text:p text:style-name="P1">estreno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0.7cm" svg:x="4.7cm" svg:y="9.8cm">
          <text:p text:style-name="P1">clasico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3cm" svg:height="0.9cm" svg:x="5.6cm" svg:y="3.5cm">
          <text:p text:style-name="P1">carro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8cm" svg:height="1cm" svg:x="7.8cm" svg:y="5cm">
          <text:p text:style-name="P1">Resumen de orde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0.8cm" svg:x="8cm" svg:y="6.6cm">
          <text:p text:style-name="P1">Método de envio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0.8cm" svg:x="10cm" svg:y="3.7cm">
          <text:p text:style-name="P1">cuenta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8cm" svg:height="0.9cm" svg:x="11.3cm" svg:y="5.1cm">
          <text:p text:style-name="P1">Perfil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0.8cm" svg:x="13.9cm" svg:y="3.7cm">
          <text:p text:style-name="P1">Otras pagina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0.9cm" svg:x="15.5cm" svg:y="5cm">
          <text:p text:style-name="P1">blog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1cm" svg:height="1.1cm" svg:x="2.5cm" svg:y="10.9cm">
          <text:p text:style-name="P1">Detalles películas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cm" svg:height="1cm" svg:x="2.3cm" svg:y="12.8cm">
          <text:p text:style-name="P1">Critica de pelicula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3cm" svg:height="0.9cm" svg:x="8.2cm" svg:y="7.7cm">
          <text:p text:style-name="P1">Método de pago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0.9cm" svg:x="8.6cm" svg:y="9cm">
          <text:p text:style-name="P1">envio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cm" svg:height="1cm" svg:x="11.6cm" svg:y="6.7cm">
          <text:p text:style-name="P1">Método de pago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2cm" svg:height="0.9cm" svg:x="11.7cm" svg:y="8.4cm">
          <text:p text:style-name="P1">contraseña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cm" svg:height="0.9cm" svg:x="11.2cm" svg:y="9.8cm">
          <text:p text:style-name="P1">Direcciones guardadas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6cm" svg:height="0.7cm" svg:x="11.7cm" svg:y="11.3cm">
          <text:p text:style-name="P1">Historial de pedidos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5cm" svg:height="0.7cm" svg:x="11.7cm" svg:y="12.4cm">
          <text:p text:style-name="P1">Tarjeta regalo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0.8cm" svg:x="15.6cm" svg:y="6.6cm">
          <text:p text:style-name="P1">facebook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3cm" svg:height="0.8cm" svg:x="15.6cm" svg:y="8cm">
          <text:p text:style-name="P1">twitter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3cm" svg:height="0.8cm" svg:x="15.6cm" svg:y="9.3cm">
          <text:p text:style-name="P1">pinterest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7cm" svg:height="0.8cm" svg:x="15.6cm" svg:y="10.7cm">
          <text:p text:style-name="P1">instagram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8.6cm" svg:y1="2.1cm" svg:x2="2.2cm" svg:y2="2.1cm">
          <text:p/>
        </draw:line>
        <draw:line draw:style-name="gr22" draw:text-style-name="P2" draw:layer="layout" svg:x1="11.4cm" svg:y1="2cm" svg:x2="16.9cm" svg:y2="2.1cm">
          <text:p/>
        </draw:line>
        <draw:line draw:style-name="gr22" draw:text-style-name="P2" draw:layer="layout" svg:x1="2.6cm" svg:y1="2.2cm" svg:x2="2.6cm" svg:y2="3.5cm">
          <text:p/>
        </draw:line>
        <draw:line draw:style-name="gr22" draw:text-style-name="P2" draw:layer="layout" svg:x1="6.8cm" svg:y1="2.2cm" svg:x2="6.8cm" svg:y2="3.5cm">
          <text:p/>
        </draw:line>
        <draw:line draw:style-name="gr22" draw:text-style-name="P2" draw:layer="layout" svg:x1="10.5cm" svg:y1="2.4cm" svg:x2="11cm" svg:y2="4cm">
          <text:p/>
        </draw:line>
        <draw:line draw:style-name="gr22" draw:text-style-name="P2" draw:layer="layout" svg:x1="15.2cm" svg:y1="2cm" svg:x2="15.2cm" svg:y2="3.8cm">
          <text:p/>
        </draw:line>
        <draw:line draw:style-name="gr22" draw:text-style-name="P2" draw:layer="layout" svg:x1="1.6cm" svg:y1="4.4cm" svg:x2="1.6cm" svg:y2="13.8cm">
          <text:p/>
        </draw:line>
        <draw:line draw:style-name="gr22" draw:text-style-name="P2" draw:layer="layout" svg:x1="1.6cm" svg:y1="5.9cm" svg:x2="3.5cm" svg:y2="5.9cm">
          <text:p/>
        </draw:line>
        <draw:line draw:style-name="gr22" draw:text-style-name="P2" draw:layer="layout" svg:x1="1.6cm" svg:y1="11.6cm" svg:x2="2.9cm" svg:y2="11.6cm">
          <text:p/>
        </draw:line>
        <draw:line draw:style-name="gr22" draw:text-style-name="P2" draw:layer="layout" svg:x1="1.6cm" svg:y1="13.3cm" svg:x2="2.9cm" svg:y2="13.2cm">
          <text:p/>
        </draw:line>
        <draw:line draw:style-name="gr22" draw:text-style-name="P2" draw:layer="layout" svg:x1="4.1cm" svg:y1="6.5cm" svg:x2="4cm" svg:y2="10.2cm">
          <text:p/>
        </draw:line>
        <draw:line draw:style-name="gr22" draw:text-style-name="P2" draw:layer="layout" svg:x1="4.1cm" svg:y1="7.4cm" svg:x2="4.8cm" svg:y2="7.4cm">
          <text:p/>
        </draw:line>
        <draw:line draw:style-name="gr22" draw:text-style-name="P2" draw:layer="layout" svg:x1="4cm" svg:y1="8.8cm" svg:x2="4.8cm" svg:y2="8.8cm">
          <text:p/>
        </draw:line>
        <draw:line draw:style-name="gr22" draw:text-style-name="P2" draw:layer="layout" svg:x1="4cm" svg:y1="9.9cm" svg:x2="4.9cm" svg:y2="9.9cm">
          <text:p/>
        </draw:line>
        <draw:line draw:style-name="gr22" draw:text-style-name="P2" draw:layer="layout" svg:x1="7.3cm" svg:y1="4.4cm" svg:x2="8cm" svg:y2="10.3cm">
          <text:p/>
        </draw:line>
        <draw:line draw:style-name="gr22" draw:text-style-name="P2" draw:layer="layout" svg:x1="7.5cm" svg:y1="5.7cm" svg:x2="8.3cm" svg:y2="5.8cm">
          <text:p/>
        </draw:line>
        <draw:line draw:style-name="gr22" draw:text-style-name="P2" draw:layer="layout" svg:x1="7.6cm" svg:y1="7cm" svg:x2="8.3cm" svg:y2="7.1cm">
          <text:p/>
        </draw:line>
        <draw:line draw:style-name="gr22" draw:text-style-name="P2" draw:layer="layout" svg:x1="7.7cm" svg:y1="8.3cm" svg:x2="8.5cm" svg:y2="8.3cm">
          <text:p/>
        </draw:line>
        <draw:line draw:style-name="gr22" draw:text-style-name="P2" draw:layer="layout" svg:x1="7.9cm" svg:y1="9.3cm" svg:x2="8.7cm" svg:y2="9.5cm">
          <text:p/>
        </draw:line>
        <draw:line draw:style-name="gr22" draw:text-style-name="P2" draw:layer="layout" svg:x1="11cm" svg:y1="4.4cm" svg:x2="10.7cm" svg:y2="13.1cm">
          <text:p/>
        </draw:line>
        <draw:line draw:style-name="gr22" draw:text-style-name="P2" draw:layer="layout" svg:x1="11cm" svg:y1="5.8cm" svg:x2="11.5cm" svg:y2="5.8cm">
          <text:p/>
        </draw:line>
        <draw:line draw:style-name="gr22" draw:text-style-name="P2" draw:layer="layout" svg:x1="10.8cm" svg:y1="7.3cm" svg:x2="11.8cm" svg:y2="7.3cm">
          <text:p/>
        </draw:line>
        <draw:line draw:style-name="gr22" draw:text-style-name="P2" draw:layer="layout" svg:x1="10.9cm" svg:y1="8.8cm" svg:x2="11.9cm" svg:y2="8.8cm">
          <text:p/>
        </draw:line>
        <draw:line draw:style-name="gr22" draw:text-style-name="P2" draw:layer="layout" svg:x1="10.7cm" svg:y1="10.4cm" svg:x2="11.9cm" svg:y2="10.4cm">
          <text:p/>
        </draw:line>
        <draw:line draw:style-name="gr22" draw:text-style-name="P2" draw:layer="layout" svg:x1="10.8cm" svg:y1="11.5cm" svg:x2="11.9cm" svg:y2="11.6cm">
          <text:p/>
        </draw:line>
        <draw:line draw:style-name="gr22" draw:text-style-name="P2" draw:layer="layout" svg:x1="10.7cm" svg:y1="12.8cm" svg:x2="11.7cm" svg:y2="12.8cm">
          <text:p/>
        </draw:line>
        <draw:line draw:style-name="gr22" draw:text-style-name="P2" draw:layer="layout" svg:x1="14.7cm" svg:y1="4.5cm" svg:x2="14.7cm" svg:y2="11.5cm">
          <text:p/>
        </draw:line>
        <draw:line draw:style-name="gr22" draw:text-style-name="P2" draw:layer="layout" svg:x1="14.7cm" svg:y1="5.6cm" svg:x2="15.6cm" svg:y2="5.5cm">
          <text:p/>
        </draw:line>
        <draw:line draw:style-name="gr22" draw:text-style-name="P2" draw:layer="layout" svg:x1="14.7cm" svg:y1="7.1cm" svg:x2="15.6cm" svg:y2="7.1cm">
          <text:p/>
        </draw:line>
        <draw:line draw:style-name="gr22" draw:text-style-name="P2" draw:layer="layout" svg:x1="14.7cm" svg:y1="8.6cm" svg:x2="15.7cm" svg:y2="8.6cm">
          <text:p/>
        </draw:line>
        <draw:line draw:style-name="gr22" draw:text-style-name="P2" draw:layer="layout" svg:x1="14.7cm" svg:y1="9.8cm" svg:x2="15.6cm" svg:y2="9.8cm">
          <text:p/>
        </draw:line>
        <draw:line draw:style-name="gr22" draw:text-style-name="P2" draw:layer="layout" svg:x1="14.7cm" svg:y1="11cm" svg:x2="15.6cm" svg:y2="11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5T13:28:22.354000000</meta:creation-date>
    <dc:date>2021-09-15T13:59:03.388000000</dc:date>
    <meta:editing-duration>PT9M30S</meta:editing-duration>
    <meta:editing-cycles>1</meta:editing-cycles>
    <meta:document-statistic meta:object-count="58"/>
    <meta:generator>LibreOffice/6.2.8.2$Windows_X86_64 LibreOffice_project/f82ddfca21ebc1e222a662a32b25c0c9d20169ee</meta:generator>
  </office:meta>
</office:document-meta>
</file>